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fo:color="#444950" style:font-name="Helvetica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10807923837097226" text:style-name="L1">
        <text:list-item>
          <text:p text:style-name="P1">Cieńsze nagłówki i teksty</text:p>
        </text:list-item>
        <text:list-item>
          <text:p text:style-name="P1">zdjęcia w ofercie powiększyć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ystian Bieniek</meta:initial-creator>
    <meta:creation-date>2018-10-17T15:06:09.80</meta:creation-date>
    <dc:date>2019-01-20T19:39:17.57</dc:date>
    <dc:creator>Krystian Bieniek</dc:creator>
    <meta:editing-duration>PT2M1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" meta:word-count="10" meta:character-count="58"/>
  </office:meta>
</office:document-meta>
</file>